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ff4000"/>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سیاہ ڈبا</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6.6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94.73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9">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35">علامت</text:span>، منفی <text:span text:style-name="T6">نشان</text:span>، جمع کی <text:span text:style-name="T36">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1">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1">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text:p>
          </table:table-cell>
          <table:table-cell office:value-type="string" calcext:value-type="string">
            <text:p>سلیج</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26"> مختص وزن، تُلائی</text:span></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028">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9">00/00/0000</text:date>, <text:time style:data-style-name="N2" text:time-value="11:10:50.9367598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9T11:11:22.344040576</dc:date>
    <meta:editing-duration>P110DT6H3M24S</meta:editing-duration>
    <meta:editing-cycles>4778</meta:editing-cycles>
    <meta:generator>LibreOffice/6.4.7.2$Linux_X86_64 LibreOffice_project/40$Build-2</meta:generator>
    <meta:document-statistic meta:table-count="3" meta:cell-count="74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